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4.169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1.574cm" fo:min-width="1.665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4cm" fo:min-width="6.269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1.391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1.321cm" fo:min-width="1.84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64cm" fo:min-width="0.575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1.037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34cm" fo:min-width="4.169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0.511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none" svg:stroke-width="0cm" draw:fill="solid" draw:fill-color="#666666" draw:textarea-vertical-align="top" draw:auto-grow-height="false" draw:fit-to-size="false" style:shrink-to-fit="false" fo:min-height="5.185cm" fo:min-width="10.698cm" fo:padding-top="0.254cm" fo:padding-bottom="0.254cm" fo:padding-left="0.254cm" fo:padding-right="0.254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2.702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2.036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3.1cm" fo:min-width="2.921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0.929cm" fo:min-width="1.397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3cm" fo:min-width="1.398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0.502cm" fo:min-width="2.748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solid" svg:stroke-width="0.026cm" svg:stroke-color="#ffd966" draw:marker-end="msArrowEnd_20_5" draw:marker-end-width="0.21cm" draw:marker-end-center="false" draw:stroke-linejoin="round" draw:fill="none" draw:textarea-vertical-align="top" draw:auto-grow-height="false" fo:min-height="0.235cm" fo:min-width="3.018cm" fo:padding-top="0.125cm" fo:padding-bottom="0.125cm" fo:padding-left="0.25cm" fo:padding-right="0.25cm" fo:wrap-option="wrap" loext:decorative="false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452cm" fo:min-width="23.16cm" fo:padding-top="0.254cm" fo:padding-bottom="0.254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>
      <style:graphic-properties draw:stroke="solid" svg:stroke-width="0.026cm" svg:stroke-color="#ffd966" draw:stroke-linejoin="round" draw:fill="none" draw:textarea-vertical-align="middle" draw:auto-grow-height="false" draw:fit-to-size="false" style:shrink-to-fit="false" fo:min-height="4.535cm" fo:min-width="0cm" fo:padding-top="0.254cm" fo:padding-bottom="0.254cm" fo:padding-left="0.254cm" fo:padding-right="0.254cm" fo:wrap-option="wrap" loext:decorative="false"/>
    </style:style>
    <style:style style:name="gr22" style:family="graphic" style:parent-style-name="standard">
      <style:graphic-properties draw:stroke="solid" svg:stroke-width="0.026cm" svg:stroke-color="#ffd966" draw:stroke-linejoin="round" draw:fill="none" draw:textarea-vertical-align="middle" draw:auto-grow-height="false" draw:fit-to-size="false" style:shrink-to-fit="false" fo:min-height="3.188cm" fo:min-width="0cm" fo:padding-top="0.254cm" fo:padding-bottom="0.254cm" fo:padding-left="0.254cm" fo:padding-right="0.254cm" fo:wrap-option="wrap" loext:decorative="false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536cm" fo:min-width="23.16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.702cm" style:use-optimal-column-width="false"/>
    </style:style>
    <style:style style:name="ro1" style:family="table-row">
      <style:table-row-properties style:row-height="1.1cm" style:use-optimal-row-height="false"/>
    </style:style>
    <style:style style:name="ce1" style:family="table-cell">
      <loext:graphic-properties draw:fill="solid" draw:fill-color="#cfe2f3" draw:textarea-vertical-align="top" fo:padding-top="0.253cm" fo:padding-bottom="0.253cm" fo:padding-left="0.253cm" fo:padding-right="0.253cm"/>
      <style:paragraph-properties fo:border="1.11pt solid #073763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1c232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.564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solid" draw:fill-color="#666666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cm" fo:margin-bottom="0.564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ff99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ffd966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ff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1" style:family="text">
      <style:text-properties fo:font-variant="normal" fo:text-transform="none" fo:color="#0000ff" loext:opacity="100%" style:text-line-through-style="none" style:text-line-through-type="none" style:text-position="0% 100%" style:font-name="Courier New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3" style:family="text">
      <style:text-properties fo:font-variant="normal" fo:text-transform="none" fo:color="#ff9900" loext:opacity="100%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7" style:family="text">
      <style:text-properties fo:font-variant="normal" fo:text-transform="none" fo:color="#ffd966" loext:opacity="100%" style:text-line-through-style="none" style:text-line-through-type="none" style:text-position="0% 100%" style:font-name="Courier New" fo:font-size="14pt" fo:letter-spacing="normal" fo:font-style="italic" style:text-underline-style="none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2cm" svg:x="0.866cm" svg:y="2.067cm" presentation:class="title" presentation:user-transformed="true">
          <draw:text-box>
            <text:p text:style-name="P1"><text:span text:style-name="T1">Unidad 2 - Tema 1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Arreglos Unidimensionales</text:span></text:p>
          </draw:text-box>
        </draw:frame>
        <presentation:notes draw:style-name="dp2">
          <draw:page-thumbnail draw:name="Google Shape;51;p:notes" draw:style-name="gr1" draw:layer="layout" svg:width="19.798cm" svg:height="11.136cm" svg:x="0.6cm" svg:y="2.257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" draw:style-name="dp1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5cm" presentation:class="title" presentation:user-transformed="true">
          <draw:text-box>
            <text:p text:style-name="P6"><text:span text:style-name="T3">Objetivos</text:span></text:p>
          </draw:text-box>
        </draw:frame>
        <draw:frame draw:name="Google Shape;61;p14" presentation:style-name="pr5" draw:text-style-name="P11" draw:layer="layout" svg:width="23.667cm" svg:height="10.287cm" svg:x="0.866cm" svg:y="3.2cm" presentation:class="outline" presentation:user-transformed="true">
          <draw:text-box>
            <text:p text:style-name="P8"><text:span text:style-name="T4">Organizar colecciones de ítems en una misma estructura de programación</text:span></text:p>
            <text:p text:style-name="P9"><text:span text:style-name="T4">Diferenciar entre un tipo simple y un tipo estructurado</text:span></text:p>
            <text:p text:style-name="P9"><text:span text:style-name="T4">Declarar variables array de una dimensión y distinguir una declaración de </text:span><text:span text:style-name="T4">definición</text:span></text:p>
            <text:p text:style-name="P10"><text:span text:style-name="T4">Aplicar el operador new para determinar el máximo número de elementos de</text:span><text:span text:style-name="T4"><text:line-break/></text:span><text:span text:style-name="T4">un array</text:span></text:p>
          </draw:text-box>
        </draw:frame>
        <presentation:notes draw:style-name="dp2">
          <draw:page-thumbnail draw:name="Google Shape;57;g26bc67f252_0_55:notes" draw:style-name="gr1" draw:layer="layout" svg:width="16.931cm" svg:height="9.524cm" svg:x="1.059cm" svg:y="1.93cm" draw:page-number="2" presentation:class="page"/>
          <draw:frame draw:name="Google Shape;58;g26bc67f252_0_5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reglo" draw:style-name="dp1" draw:master-page-name="TITLE_5f_AND_5f_BODY" presentation:presentation-page-layout-name="AL2T1">
        <draw:frame draw:name="Google Shape;66;p15" presentation:style-name="pr4" draw:text-style-name="P7" draw:layer="layout" svg:width="23.667cm" svg:height="1.59cm" svg:x="0.866cm" svg:y="1.235cm" presentation:class="title" presentation:user-transformed="true">
          <draw:text-box>
            <text:p text:style-name="P6"><text:span text:style-name="T3">Arreglo</text:span></text:p>
          </draw:text-box>
        </draw:frame>
        <draw:frame draw:name="Google Shape;67;p15" draw:style-name="gr2" draw:layer="layout" svg:width="13.509cm" svg:height="1.099cm" svg:x="5.518cm" svg:y="6.99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2"><text:span text:style-name="T5">87</text:span></text:p>
              </table:table-cell>
              <table:table-cell>
                <text:p text:style-name="P12"><text:span text:style-name="T5">12</text:span></text:p>
              </table:table-cell>
              <table:table-cell>
                <text:p text:style-name="P12"><text:span text:style-name="T5">36</text:span></text:p>
              </table:table-cell>
              <table:table-cell>
                <text:p text:style-name="P12"><text:span text:style-name="T5">57</text:span></text:p>
              </table:table-cell>
              <table:table-cell>
                <text:p text:style-name="P12"><text:span text:style-name="T5">9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68;p15" draw:style-name="gr2" draw:layer="layout" svg:width="13.509cm" svg:height="1.099cm" svg:x="5.518cm" svg:y="5.9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 text:style-name="P12"><text:span text:style-name="T6">0</text:span></text:p>
              </table:table-cell>
              <table:table-cell>
                <text:p text:style-name="P12"><text:span text:style-name="T6">1</text:span></text:p>
              </table:table-cell>
              <table:table-cell>
                <text:p text:style-name="P12"><text:span text:style-name="T6">2</text:span></text:p>
              </table:table-cell>
              <table:table-cell>
                <text:p text:style-name="P12"><text:span text:style-name="T6">3</text:span></text:p>
              </table:table-cell>
              <table:table-cell>
                <text:p text:style-name="P12"><text:span text:style-name="T6">4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69;p15" draw:style-name="gr3" draw:text-style-name="P14" draw:layer="layout" svg:width="4.676cm" svg:height="1.1cm" svg:x="20.059cm" svg:y="3.911cm">
          <text:p text:style-name="P13"><text:span text:style-name="T7">Índice del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4" draw:text-style-name="P15" draw:layer="layout" svg:width="2.165cm" svg:height="1.824cm" svg:x="17.89cm" svg:y="4.4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15" draw:style-name="gr5" draw:text-style-name="P17" draw:layer="layout" svg:width="6.776cm" svg:height="1.641cm" svg:x="14.435cm" svg:y="9.886cm">
          <text:p text:style-name="P16"><text:span text:style-name="T7">Elementos del array </text:span></text:p>
          <text:p text:style-name="P16"><text:span text:style-name="T7">(mismo tipo de dat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6" draw:text-style-name="P15" draw:layer="layout" svg:width="0.034cm" svg:height="1.641cm" draw:transform="rotate (-3.14159265358979) translate (17.859cm 9.8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;p15" draw:style-name="gr7" draw:text-style-name="P15" draw:layer="layout" svg:width="2.34cm" svg:height="1.571cm" draw:transform="rotate (-3.14159265358979) translate (17.859cm 9.8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5" draw:style-name="gr8" draw:text-style-name="P14" draw:layer="layout" svg:width="1.082cm" svg:height="1.571cm" svg:x="2.663cm" svg:y="6.672cm">
          <text:p text:style-name="P13"><text:span text:style-name="T8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9" draw:text-style-name="P15" draw:layer="layout" svg:width="1.537cm" svg:height="0.017cm" draw:transform="rotate (-3.14159265358979) translate (5.279cm 7.4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;p15" draw:style-name="gr10" draw:text-style-name="P17" draw:layer="layout" svg:width="4.676cm" svg:height="1.641cm" svg:x="0.866cm" svg:y="4.268cm">
          <text:p text:style-name="P16"><text:span text:style-name="T7">Nombre de la variable tipo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11" draw:text-style-name="P15" draw:layer="layout" svg:width="0.001cm" svg:height="0.761cm" svg:x="3.204cm" svg:y="5.9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3;g26bc67f252_0_60:notes" draw:style-name="gr1" draw:layer="layout" svg:width="16.931cm" svg:height="9.524cm" svg:x="1.059cm" svg:y="1.93cm" draw:page-number="3" presentation:class="page"/>
          <draw:frame draw:name="Google Shape;64;g26bc67f252_0_6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claración y creación de un arreglo" draw:style-name="dp1" draw:master-page-name="TITLE_5f_AND_5f_BODY" presentation:presentation-page-layout-name="AL2T1">
        <draw:frame draw:name="Google Shape;82;p16" presentation:style-name="pr4" draw:text-style-name="P7" draw:layer="layout" svg:width="23.667cm" svg:height="1.59cm" svg:x="0.866cm" svg:y="1.235cm" presentation:class="title" presentation:user-transformed="true">
          <draw:text-box>
            <text:p text:style-name="P6"><text:span text:style-name="T3">Declaración y creación de un arreglo</text:span></text:p>
          </draw:text-box>
        </draw:frame>
        <draw:custom-shape draw:name="Google Shape;83;p16" draw:style-name="gr12" draw:text-style-name="P18" draw:layer="layout" svg:width="11.205cm" svg:height="5.692cm" svg:x="6.678cm" svg:y="5.87cm">
          <text:p text:style-name="P13"><text:span text:style-name="T9">int</text:span><text:span text:style-name="T10"> v[] = </text:span><text:span text:style-name="T9">new</text:span><text:span text:style-name="T10"> </text:span><text:span text:style-name="T11">int</text:span><text:span text:style-name="T10">[</text:span><text:span text:style-name="T12">5</text:span><text:span text:style-name="T10">];</text:span></text:p>
          <text:p text:style-name="P13"><text:span text:style-name="T10">v[</text:span><text:span text:style-name="T13">0</text:span><text:span text:style-name="T10">] = 87;</text:span></text:p>
          <text:p text:style-name="P13"><text:span text:style-name="T10">v[</text:span><text:span text:style-name="T13">1</text:span><text:span text:style-name="T10">] = 12;</text:span></text:p>
          <text:p text:style-name="P13"><text:span text:style-name="T10">v[</text:span><text:span text:style-name="T13">2</text:span><text:span text:style-name="T10">] = …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6" draw:style-name="gr13" draw:text-style-name="P17" draw:layer="layout" svg:width="3.209cm" svg:height="1.1cm" svg:x="7.13cm" svg:y="3.798cm">
          <text:p text:style-name="P16"><text:span text:style-name="T7">Declar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14" draw:text-style-name="P14" draw:layer="layout" svg:width="2.543cm" svg:height="1.1cm" svg:x="13.246cm" svg:y="3.798cm">
          <text:p text:style-name="P13"><text:span text:style-name="T7">Cre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14" draw:text-style-name="P17" draw:layer="layout" svg:width="2.543cm" svg:height="1.1cm" svg:x="18.093cm" svg:y="9.885cm">
          <text:p text:style-name="P16"><text:span text:style-name="T7">Tipo de d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15" draw:text-style-name="P15" draw:layer="layout" svg:width="3.421cm" svg:height="3.35cm" draw:transform="rotate (-3.14159265358979) translate (18.34cm 10.40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6" draw:style-name="gr16" draw:text-style-name="P15" draw:layer="layout" svg:width="1.897cm" svg:height="1.179cm" draw:transform="rotate (-3.14159265358979) translate (18.386cm 8.3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6" draw:style-name="gr14" draw:text-style-name="P14" draw:layer="layout" svg:width="2.543cm" svg:height="1.1cm" svg:x="18.386cm" svg:y="7.79cm">
          <text:p text:style-name="P13"><text:span text:style-name="T7">Tamañ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17" draw:text-style-name="P14" draw:layer="layout" svg:width="1.905cm" svg:height="1.1cm" svg:x="2.775cm" svg:y="8.891cm">
          <text:p text:style-name="P13"><text:span text:style-name="T7">Índ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18" draw:text-style-name="P15" draw:layer="layout" svg:width="3.248cm" svg:height="0.752cm" draw:transform="rotate (-3.14159265358979) translate (7.93cm 9.4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16" draw:style-name="gr19" draw:text-style-name="P15" draw:layer="layout" svg:width="3.518cm" svg:height="0.485cm" draw:transform="rotate (-3.14159265358979) translate (8.838cm 7.4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3;p16" draw:style-name="gr14" draw:text-style-name="P14" draw:layer="layout" svg:width="2.543cm" svg:height="1.1cm" svg:x="2.775cm" svg:y="6.851cm">
          <text:p text:style-name="P13"><text:span text:style-name="T7">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20" draw:text-style-name="P20" draw:layer="layout" svg:width="23.667cm" svg:height="1.959cm" svg:x="1.017cm" svg:y="11.979cm">
          <text:list text:style-name="L3">
            <text:list-item>
              <text:p text:style-name="P19"><text:span text:style-name="T14">Java no permite indicar el número de elementos en la declaración de la variable array</text:span></text:p>
            </text:list-item>
            <text:list-item>
              <text:p text:style-name="P19"><text:span text:style-name="T14">El índice del array siempre empieza en cer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21" draw:text-style-name="P21" draw:layer="layout" svg:width="0.582cm" svg:height="5.185cm" draw:transform="rotate (-1.5707963267949) translate (17.187cm 5.099cm)">
          <text:p/>
          <draw:enhanced-geometry draw:mirror-horizontal="false" draw:mirror-vertical="false" svg:viewBox="0 0 0 0" draw:text-areas="?f13 ?f14 ?f17 ?f15" draw:type="ooxml-leftBrace" draw:modifiers="41988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draw:custom-shape draw:name="Google Shape;96;p16" draw:style-name="gr22" draw:text-style-name="P21" draw:layer="layout" svg:width="0.582cm" svg:height="3.838cm" draw:transform="rotate (-1.5707963267949) translate (10.655cm 5.047cm)">
          <text:p/>
          <draw:enhanced-geometry draw:mirror-horizontal="false" draw:mirror-vertical="false" svg:viewBox="0 0 0 0" draw:text-areas="?f13 ?f14 ?f17 ?f15" draw:type="ooxml-leftBrace" draw:modifiers="41988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inimum="0" draw:handle-range-y-maximum="?f5"/>
            <draw:handle draw:handle-position="0 ?f8" draw:handle-range-y-minimum="0" draw:handle-range-y-maximum="100000"/>
          </draw:enhanced-geometry>
        </draw:custom-shape>
        <presentation:notes draw:style-name="dp2">
          <draw:page-thumbnail draw:name="Google Shape;79;g26bc67f252_0_80:notes" draw:style-name="gr1" draw:layer="layout" svg:width="16.931cm" svg:height="9.524cm" svg:x="1.059cm" svg:y="1.93cm" draw:page-number="4" presentation:class="page"/>
          <draw:frame draw:name="Google Shape;80;g26bc67f252_0_8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eso a los elementos de un arreglo" draw:style-name="dp1" draw:master-page-name="TITLE_5f_AND_5f_BODY" presentation:presentation-page-layout-name="AL2T1">
        <draw:frame draw:name="Google Shape;101;p17" presentation:style-name="pr4" draw:text-style-name="P7" draw:layer="layout" svg:width="23.667cm" svg:height="1.59cm" svg:x="0.866cm" svg:y="1.235cm" presentation:class="title" presentation:user-transformed="true">
          <draw:text-box>
            <text:p text:style-name="P6"><text:span text:style-name="T3">Acceso a los elementos de un arreglo</text:span></text:p>
          </draw:text-box>
        </draw:frame>
        <draw:frame draw:name="Google Shape;102;p17" presentation:style-name="pr5" draw:text-style-name="P11" draw:layer="layout" svg:width="23.667cm" svg:height="3.54cm" svg:x="0.866cm" svg:y="3.2cm" presentation:class="outline" presentation:user-transformed="true">
          <draw:text-box>
            <text:p text:style-name="P22"><text:span text:style-name="T15">Actividad 1</text:span></text:p>
            <text:p text:style-name="P9"><text:span text:style-name="T4">Tomando como guía el Ejemplo 3.3 (Pág. 64) indicar lo que hace cada una de </text:span><text:span text:style-name="T4">las siguientes sentencias:</text:span></text:p>
            <text:p text:style-name="P10"><text:span text:style-name="T4"/></text:p>
          </draw:text-box>
        </draw:frame>
        <draw:custom-shape draw:name="Google Shape;103;p17" draw:style-name="gr23" draw:text-style-name="P24" draw:layer="layout" svg:width="23.667cm" svg:height="6.043cm" svg:x="0.873cm" svg:y="7.161cm">
          <text:p text:style-name="P23"><text:span text:style-name="T16">int vector = new int[6*3]; <text:s/></text:span><text:span text:style-name="T17">¿qué hace? ¿cuál es el primero y último elemento?</text:span></text:p>
          <text:p text:style-name="P23"><text:span text:style-name="T16">int i = 10;</text:span></text:p>
          <text:p text:style-name="P23"><text:span text:style-name="T16">vector[i] = 12;</text:span></text:p>
          <text:p text:style-name="P23"><text:span text:style-name="T16">int a[] = new int[vector[2*5]];</text:span></text:p>
          <text:p text:style-name="P23"><text:span text:style-name="T16">a[i/2] = 2;</text:span></text:p>
          <text:p text:style-name="P23"><text:span text:style-name="T16">System.out.println(vector[10] * a[i - 5]); </text:span><text:span text:style-name="T17">¿cuál es el resulta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26bc67f252_0_103:notes" draw:style-name="gr1" draw:layer="layout" svg:width="16.931cm" svg:height="9.524cm" svg:x="1.059cm" svg:y="1.93cm" draw:page-number="5" presentation:class="page"/>
          <draw:frame draw:name="Google Shape;99;g26bc67f252_0_10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cialización de un array" draw:style-name="dp1" draw:master-page-name="TITLE_5f_AND_5f_BODY" presentation:presentation-page-layout-name="AL2T1">
        <draw:frame draw:name="Google Shape;108;p18" presentation:style-name="pr4" draw:text-style-name="P7" draw:layer="layout" svg:width="23.667cm" svg:height="1.59cm" svg:x="0.866cm" svg:y="1.235cm" presentation:class="title" presentation:user-transformed="true">
          <draw:text-box>
            <text:p text:style-name="P6"><text:span text:style-name="T3">Inicialización de un array</text:span></text:p>
          </draw:text-box>
        </draw:frame>
        <draw:frame draw:name="Google Shape;109;p18" presentation:style-name="pr5" draw:text-style-name="P11" draw:layer="layout" svg:width="23.667cm" svg:height="9.49cm" svg:x="0.866cm" svg:y="3.2cm" presentation:class="outline" presentation:user-transformed="true">
          <draw:text-box>
            <text:p text:style-name="P22"><text:span text:style-name="T15">Actividad 2</text:span></text:p>
            <text:p text:style-name="P9"><text:span text:style-name="T4">Indique si es correcta o no la siguiente sentencia, justifique.</text:span></text:p>
            <text:p text:style-name="P9"><text:span text:style-name="T16">char semana[] = new char[7];</text:span></text:p>
            <text:p text:style-name="P8"><text:span text:style-name="T16">semana = {‘L’, ‘M’, ‘M’, ‘J’, ‘V’, ‘S’, ‘D’ };</text:span></text:p>
            <text:p text:style-name="P8"><text:span text:style-name="T16"/></text:p>
            <text:p text:style-name="P25"><text:span text:style-name="T4">Llenar un vector con los primeros 20 elementos de la serie de Fibonacci y </text:span><text:span text:style-name="T4">copiarlo en otro vector del mismo tamaño pero de forma invertida, es decir el </text:span><text:span text:style-name="T4">primer elemento del primero corresponde al último de la copia.</text:span></text:p>
          </draw:text-box>
        </draw:frame>
        <presentation:notes draw:style-name="dp2">
          <draw:page-thumbnail draw:name="Google Shape;105;g26bc67f252_0_109:notes" draw:style-name="gr1" draw:layer="layout" svg:width="16.931cm" svg:height="9.524cm" svg:x="1.059cm" svg:y="1.93cm" draw:page-number="6" presentation:class="page"/>
          <draw:frame draw:name="Google Shape;106;g26bc67f252_0_10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5f_AND_5f_BODY" presentation:presentation-page-layout-name="AL2T1">
        <draw:frame draw:name="Google Shape;114;p19" presentation:style-name="pr4" draw:text-style-name="P7" draw:layer="layout" svg:width="23.667cm" svg:height="1.59cm" svg:x="0.866cm" svg:y="1.235cm" presentation:class="title" presentation:user-transformed="true">
          <draw:text-box>
            <text:p text:style-name="P6"><text:span text:style-name="T3">Bibliografía</text:span></text:p>
          </draw:text-box>
        </draw:frame>
        <draw:frame draw:name="Google Shape;115;p19" presentation:style-name="pr5" draw:text-style-name="P11" draw:layer="layout" svg:width="23.667cm" svg:height="9.49cm" svg:x="0.866cm" svg:y="3.2cm" presentation:class="outline" presentation:user-transformed="true">
          <draw:text-box>
            <text:p text:style-name="P25"><text:span text:style-name="T4">GUILAR, Luis Joyanes; ZAHONERO MARTÍNEZ, Ignacio. (2008). Estructuras de </text:span><text:span text:style-name="T4">Datos en Java. España: McGraw-Hill. Pág. 61-69</text:span></text:p>
          </draw:text-box>
        </draw:frame>
        <presentation:notes draw:style-name="dp2">
          <draw:page-thumbnail draw:name="Google Shape;111;g26bc67f252_0_45:notes" draw:style-name="gr1" draw:layer="layout" svg:width="16.931cm" svg:height="9.524cm" svg:x="1.059cm" svg:y="1.93cm" draw:page-number="7" presentation:class="page"/>
          <draw:frame draw:name="Google Shape;112;g26bc67f252_0_4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3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2cm" svg:x="0.866cm" svg:y="2.06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7cm" svg:x="1.27cm" svg:y="3.342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5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9cm" svg:x="0.866cm" svg:y="3.2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0-02T16:54:37.402154143</dc:date>
    <meta:editing-duration>PT19M</meta:editing-duration>
    <meta:editing-cycles>1</meta:editing-cycles>
    <meta:document-statistic meta:object-count="80"/>
  </office:meta>
</office:document-meta>
</file>